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000000" draw:textarea-horizontal-align="justify" draw:textarea-vertical-align="middle" draw:auto-grow-height="false" fo:min-height="3.179cm" fo:min-width="2.294cm"/>
      <style:paragraph-properties style:writing-mode="lr-tb"/>
    </style:style>
    <style:style style:name="gr2" style:family="graphic" style:parent-style-name="standard">
      <style:graphic-properties svg:stroke-color="#666666" draw:fill="solid" draw:fill-color="#000000" draw:textarea-horizontal-align="justify" draw:textarea-vertical-align="middle" draw:auto-grow-height="false" fo:min-height="3.214cm" fo:min-width="2.294cm"/>
      <style:paragraph-properties style:writing-mode="lr-tb"/>
    </style:style>
    <style:style style:name="gr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3.179cm" fo:min-width="2.929cm"/>
      <style:paragraph-properties style:writing-mode="lr-tb"/>
    </style:style>
    <style:style style:name="gr4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528cm" fo:min-width="2.167cm"/>
      <style:paragraph-properties style:writing-mode="lr-tb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  <style:paragraph-properties style:writing-mode="lr-tb"/>
    </style:style>
    <style:style style:name="gr6" style:family="graphic" style:parent-style-name="standard">
      <style:graphic-properties svg:stroke-color="#000000" draw:textarea-vertical-align="middle"/>
      <style:paragraph-properties style:writing-mode="lr-tb"/>
    </style:style>
    <style:style style:name="gr7" style:family="graphic" style:parent-style-name="standard">
      <style:graphic-properties svg:stroke-color="#666666" draw:fill="solid" draw:fill-color="#4e102d" draw:textarea-horizontal-align="justify" draw:textarea-vertical-align="middle" draw:auto-grow-height="false" fo:min-height="2.29cm" fo:min-width="13.089cm"/>
      <style:paragraph-properties style:writing-mode="lr-tb"/>
    </style:style>
    <style:style style:name="gr8" style:family="graphic" style:parent-style-name="standard">
      <style:graphic-properties svg:stroke-color="#000000" draw:fill="solid" draw:fill-color="#158466" draw:textarea-horizontal-align="justify" draw:textarea-vertical-align="middle" draw:auto-grow-height="false" fo:min-height="0.639cm" fo:min-width="0.135cm"/>
      <style:paragraph-properties style:writing-mode="lr-tb"/>
    </style:style>
    <style:style style:name="gr9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39cm" fo:min-width="0.135cm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639cm" fo:min-width="0.135cm"/>
      <style:paragraph-properties style:writing-mode="lr-tb"/>
    </style:style>
    <style:style style:name="gr11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0.639cm" fo:min-width="0.135cm"/>
      <style:paragraph-properties style:writing-mode="lr-tb"/>
    </style:style>
    <style:style style:name="gr12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0.639cm" fo:min-width="0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39cm" fo:min-width="0cm"/>
      <style:paragraph-properties style:writing-mode="lr-tb"/>
    </style:style>
    <style:style style:name="gr14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639cm" fo:min-width="0.008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85cm" fo:min-width="2.675cm"/>
      <style:paragraph-properties style:writing-mode="lr-tb"/>
    </style:style>
    <style:style style:name="gr1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385cm" fo:min-width="2.675cm"/>
      <style:paragraph-properties style:writing-mode="lr-tb"/>
    </style:style>
    <style:style style:name="gr17" style:family="graphic" style:parent-style-name="standard">
      <style:graphic-properties svg:stroke-color="#000000" draw:fill="solid" draw:fill-color="#158466" draw:textarea-horizontal-align="justify" draw:textarea-vertical-align="middle" draw:auto-grow-height="false" fo:min-height="0.385cm" fo:min-width="2.675cm"/>
      <style:paragraph-properties style:writing-mode="lr-tb"/>
    </style:style>
    <style:style style:name="gr18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0.385cm" fo:min-width="2.675cm"/>
      <style:paragraph-properties style:writing-mode="lr-tb"/>
    </style:style>
    <style:style style:name="gr19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1.528cm" fo:min-width="3.691cm"/>
      <style:paragraph-properties style:writing-mode="lr-tb"/>
    </style:style>
    <style:style style:name="gr20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147cm" fo:min-width="1.913cm"/>
      <style:paragraph-properties style:writing-mode="lr-tb"/>
    </style:style>
    <style:style style:name="gr21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04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00000"/>
      <style:paragraph-properties fo:text-align="center" style:writing-mode="lr-tb"/>
    </style:style>
    <style:style style:name="P3" style:family="paragraph">
      <loext:graphic-properties draw:fill="solid" draw:fill-color="#999999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solid" draw:fill-color="#999999"/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style:paragraph-properties fo:text-align="center" style:writing-mode="lr-tb"/>
      <style:text-properties fo:font-size="8pt" style:font-size-asian="18pt" style:font-size-complex="18pt"/>
    </style:style>
    <style:style style:name="P7" style:family="paragraph">
      <loext:graphic-properties draw:fill="solid" draw:fill-color="#000000"/>
      <style:paragraph-properties fo:text-align="center" style:writing-mode="lr-tb"/>
      <style:text-properties fo:font-size="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0pt" style:font-size-asian="18pt" style:font-size-complex="18pt"/>
    </style:style>
    <style:style style:name="P10" style:family="paragraph">
      <loext:graphic-properties draw:fill="solid" draw:fill-color="#4e102d"/>
      <style:paragraph-properties fo:text-align="center" style:writing-mode="lr-tb"/>
    </style:style>
    <style:style style:name="P11" style:family="paragraph">
      <loext:graphic-properties draw:fill="solid" draw:fill-color="#158466"/>
      <style:paragraph-properties fo:text-align="center" style:writing-mode="lr-tb"/>
      <style:text-properties fo:font-size="8pt" style:font-size-asian="18pt" style:font-size-complex="18pt"/>
    </style:style>
    <style:style style:name="P12" style:family="paragraph">
      <loext:graphic-properties draw:fill="solid" draw:fill-color="#ff0000"/>
      <style:paragraph-properties fo:text-align="center" style:writing-mode="lr-tb"/>
      <style:text-properties fo:font-size="8pt" style:font-size-asian="18pt" style:font-size-complex="18pt"/>
    </style:style>
    <style:style style:name="P13" style:family="paragraph">
      <loext:graphic-properties draw:fill="solid" draw:fill-color="#ffbf00"/>
      <style:paragraph-properties fo:text-align="center" style:writing-mode="lr-tb"/>
      <style:text-properties fo:font-size="8pt" style:font-size-asian="18pt" style:font-size-complex="18pt"/>
    </style:style>
    <style:style style:name="P14" style:family="paragraph">
      <style:paragraph-properties fo:text-align="center" style:writing-mode="lr-tb"/>
      <style:text-properties fo:font-size="6pt" style:font-size-asian="18pt" style:font-size-complex="18pt"/>
    </style:style>
    <style:style style:name="P15" style:family="paragraph">
      <loext:graphic-properties draw:fill="solid" draw:fill-color="#ffbf00"/>
      <style:paragraph-properties fo:text-align="center" style:writing-mode="lr-tb"/>
      <style:text-properties fo:font-size="6pt" style:font-size-asian="18pt" style:font-size-complex="18pt"/>
    </style:style>
    <style:style style:name="P16" style:family="paragraph">
      <loext:graphic-properties draw:fill="solid" draw:fill-color="#ff0000"/>
      <style:paragraph-properties fo:text-align="center" style:writing-mode="lr-tb"/>
      <style:text-properties fo:font-size="6pt" style:font-size-asian="18pt" style:font-size-complex="18pt"/>
    </style:style>
    <style:style style:name="P17" style:family="paragraph">
      <loext:graphic-properties draw:fill="solid" draw:fill-color="#999999"/>
      <style:paragraph-properties fo:text-align="center" style:writing-mode="lr-tb"/>
      <style:text-properties fo:font-size="8pt" style:font-size-asian="18pt" style:font-size-complex="18pt"/>
    </style:style>
    <style:style style:name="P18" style:family="paragraph">
      <style:paragraph-properties fo:text-align="center" style:writing-mode="lr-tb"/>
      <style:text-properties fo:font-size="15pt" style:font-size-asian="18pt" style:font-size-complex="18pt"/>
    </style:style>
    <style:style style:name="P19" style:family="paragraph">
      <loext:graphic-properties draw:fill="solid" draw:fill-color="#000000"/>
      <style:paragraph-properties fo:text-align="center" style:writing-mode="lr-tb"/>
      <style:text-properties fo:font-size="15pt" style:font-size-asian="18pt" style:font-size-complex="18pt"/>
    </style:style>
    <style:style style:name="P20" style:family="paragraph">
      <loext:graphic-properties draw:fill="solid" draw:fill-color="#ff0000"/>
      <style:paragraph-properties fo:text-align="center" style:writing-mode="lr-tb"/>
      <style:text-properties fo:font-size="15pt" style:font-size-asian="18pt" style:font-size-complex="18pt"/>
    </style:style>
    <style:style style:name="P21" style:family="paragraph">
      <loext:graphic-properties draw:fill="solid" draw:fill-color="#158466"/>
      <style:paragraph-properties fo:text-align="center" style:writing-mode="lr-tb"/>
      <style:text-properties fo:font-size="15pt" style:font-size-asian="18pt" style:font-size-complex="18pt"/>
    </style:style>
    <style:style style:name="P22" style:family="paragraph">
      <loext:graphic-properties draw:fill="solid" draw:fill-color="#ffbf00"/>
      <style:paragraph-properties fo:text-align="center" style:writing-mode="lr-tb"/>
      <style:text-properties fo:font-size="15pt" style:font-size-asian="18pt" style:font-size-complex="18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6pt" style:font-size-asian="18pt" style:font-size-complex="18pt"/>
    </style:style>
    <style:style style:name="T5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3.429cm" svg:x="10.906cm" svg:y="1cm">
          <text:p text:style-name="P1">Roll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3.464cm" svg:x="14.039cm" svg:y="0.965cm">
          <text:p text:style-name="P1">Ar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9cm" svg:height="3.429cm" svg:x="4.81cm" svg:y="1cm">
          <text:p text:style-name="P1">Interface </text:p>
          <text:p text:style-name="P1">box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67cm" svg:height="1.778cm" draw:transform="rotate (1.5707963267949) translate (1cm 20.558cm)">
          <text:p text:style-name="P4"><text:span text:style-name="T1">H</text:span><text:span text:style-name="T1">B</text:span><text:span text:style-name="T1"> </text:span></text:p>
          <text:p text:style-name="P4"><text:span text:style-name="T1">p</text:span><text:span text:style-name="T1">o</text:span><text:span text:style-name="T1">w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0.381cm" svg:height="0.254cm" draw:transform="rotate (1.5707963267949) translate (2.524cm 20.431cm)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381cm" svg:height="0.254cm" draw:transform="rotate (1.5707963267949) translate (2.524cm 19.923cm)"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381cm" svg:height="0.254cm" draw:transform="rotate (1.5707963267949) translate (2.524cm 19.415cm)"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381cm" svg:height="0.254cm" draw:transform="rotate (1.5707963267949) translate (2.524cm 18.907cm)">
          <text:p text:style-name="P6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381cm" svg:height="0.254cm" draw:transform="rotate (1.5707963267949) translate (2.524cm 18.399cm)">
          <text:p text:style-name="P6"><text:span text:style-name="T2">5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.778cm" svg:y1="20.241cm" svg:x2="7.54cm" svg:y2="26.146cm" draw:start-shape="id1" draw:start-glue-point="2" draw:end-shape="id2" draw:end-glue-point="0" svg:d="M2778 20241h4762v5905" svg:viewBox="0 0 4763 5906">
          <text:p text:style-name="P8"><text:span text:style-name="T3">p1</text:span></text:p>
        </draw:connector>
        <draw:g>
          <draw:custom-shape draw:style-name="gr7" draw:text-style-name="P10" draw:layer="layout" svg:width="13.589cm" svg:height="2.54cm" svg:x="3.794cm" svg:y="26.16cm">
            <text:p text:style-name="P1">Switch Dr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0.635cm" svg:height="0.889cm" svg:x="6.334cm" svg:y="26.146cm">
            <text:p text:style-name="P6"><text:span text:style-name="T2">MIDI</text:span></text:p>
            <text:p text:style-name="P6"><text:span text:style-name="T2">i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0.635cm" svg:height="0.889cm" svg:x="5.572cm" svg:y="26.146cm">
            <text:p text:style-name="P6"><text:span text:style-name="T2">M</text:span><text:span text:style-name="T2">I</text:span><text:span text:style-name="T2">D</text:span><text:span text:style-name="T2">I</text:span></text:p>
            <text:p text:style-name="P6"><text:span text:style-name="T2">o</text:span><text:span text:style-name="T2">u</text:span><text:span text:style-name="T2">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4.683cm" svg:y="26.146cm">
            <text:p text:style-name="P6"><text:span text:style-name="T2">S</text:span><text:span text:style-name="T2">W</text:span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3.921cm" svg:y="26.146cm">
            <text:p text:style-name="P6"><text:span text:style-name="T2">S</text:span><text:span text:style-name="T2">W</text:span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xml:id="id2" draw:id="id2" draw:layer="layout" svg:width="0.635cm" svg:height="0.889cm" svg:x="7.223cm" svg:y="26.146cm">
            <text:p text:style-name="P6"><text:span text:style-name="T2">9</text:span><text:span text:style-name="T2">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8.874cm" svg:y="26.146cm">
            <text:p text:style-name="P6"><text:span text:style-name="T2">P</text:span><text:span text:style-name="T2">4</text:span></text:p>
            <text:p text:style-name="P6"><text:span text:style-name="T2">r</text:span><text:span text:style-name="T2">e</text:span><text:span text:style-name="T2">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8.112cm" svg:y="26.146cm">
            <text:p text:style-name="P6"><text:span text:style-name="T2">Ou</text:span><text:span text:style-name="T2">t </text:span></text:p>
            <text:p text:style-name="P6"><text:span text:style-name="T2">N.</text:span><text:span text:style-name="T2">O.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0.398cm" svg:y="26.146cm">
            <text:p text:style-name="P6"><text:span text:style-name="T2">O</text:span><text:span text:style-name="T2">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9.636cm" svg:y="26.146cm">
            <text:p text:style-name="P6"><text:span text:style-name="T2">P</text:span><text:span text:style-name="T2">4</text:span></text:p>
            <text:p text:style-name="P6"><text:span text:style-name="T2">s</text:span><text:span text:style-name="T2">e</text:span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1.922cm" svg:y="26.146cm">
            <text:p text:style-name="P6"><text:span text:style-name="T2">P</text:span><text:span text:style-name="T2">3</text:span></text:p>
            <text:p text:style-name="P6"><text:span text:style-name="T2">s</text:span><text:span text:style-name="T2">e</text:span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1.16cm" svg:y="26.146cm">
            <text:p text:style-name="P6"><text:span text:style-name="T2">P</text:span><text:span text:style-name="T2">3</text:span></text:p>
            <text:p text:style-name="P6"><text:span text:style-name="T2">r</text:span><text:span text:style-name="T2">e</text:span><text:span text:style-name="T2">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6.621cm" svg:y="26.146cm">
            <text:p text:style-name="P6"><text:span text:style-name="T2">Exp</text:span></text:p>
            <text:p text:style-name="P6"><text:span text:style-name="T2">pe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5.732cm" svg:y="26.146cm">
            <text:p text:style-name="P6"><text:span text:style-name="T2">Inp</text:span><text:span text:style-name="T2">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3.446cm" svg:y="26.146cm">
            <text:p text:style-name="P6"><text:span text:style-name="T2">P2</text:span></text:p>
            <text:p text:style-name="P6"><text:span text:style-name="T2">se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2.684cm" svg:y="26.146cm">
            <text:p text:style-name="P6"><text:span text:style-name="T2">P2</text:span></text:p>
            <text:p text:style-name="P6"><text:span text:style-name="T2">re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4.97cm" svg:y="26.146cm">
            <text:p text:style-name="P6"><text:span text:style-name="T2">P1</text:span></text:p>
            <text:p text:style-name="P6"><text:span text:style-name="T2">se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4.208cm" svg:y="26.146cm">
            <text:p text:style-name="P6"><text:span text:style-name="T2">P1</text:span></text:p>
            <text:p text:style-name="P6"><text:span text:style-name="T2">ret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3" draw:layer="layout" svg:width="0.635cm" svg:height="0.889cm" svg:x="11.159cm" svg:y="3.54cm">
          <text:p text:style-name="P6"><text:span text:style-name="T2">Mic</text:span></text:p>
          <text:p text:style-name="P6"><text:span text:style-name="T2">thru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35cm" svg:height="0.889cm" svg:x="11.921cm" svg:y="3.54cm">
          <text:p text:style-name="P6"><text:span text:style-name="T2">Mic</text:span></text:p>
          <text:p text:style-name="P6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2.81cm" svg:y="3.54cm">
          <text:p text:style-name="P6"><text:span text:style-name="T2">Mon</text:span></text:p>
          <text:p text:style-name="P6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381cm" svg:height="0.889cm" svg:x="15.859cm" svg:y="3.54cm">
          <text:p text:style-name="P6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381cm" svg:height="0.889cm" svg:x="16.24cm" svg:y="3.54cm">
          <text:p text:style-name="P6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2.811cm" svg:y="1cm">
          <text:p text:style-name="P6"><text:span text:style-name="T2">Ph</text:span><text:span text:style-name="T2">on</text:span></text:p>
          <text:p text:style-name="P6"><text:span text:style-name="T2">ou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381cm" svg:height="0.889cm" svg:x="15.351cm" svg:y="3.54cm">
          <text:p text:style-name="P14"><text:span text:style-name="T4">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381cm" svg:height="0.889cm" svg:x="14.97cm" svg:y="3.54cm">
          <text:p text:style-name="P14"><text:span text:style-name="T4">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508cm" svg:height="0.889cm" svg:x="14.208cm" svg:y="3.54cm">
          <text:p text:style-name="P6"><text:span text:style-name="T2">9V</text:span></text:p>
          <text:p text:style-name="P6"><text:span text:style-name="T2">AC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175cm" svg:height="0.635cm" svg:x="-3.175cm" svg:y="0cm">
          <text:p text:style-name="P18"><text:span text:style-name="T5">Po</text:span><text:span text:style-name="T5">w</text:span><text:span text:style-name="T5">er </text:span><text:span text:style-name="T5">9V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3.175cm" svg:height="0.635cm" svg:x="-3.175cm" svg:y="0.889cm">
          <text:p text:style-name="P18"><text:span text:style-name="T5">J</text:span><text:span text:style-name="T5">a</text:span><text:span text:style-name="T5">c</text:span><text:span text:style-name="T5">k </text:span><text:span text:style-name="T5">M</text:span><text:span text:style-name="T5">o</text:span><text:span text:style-name="T5">n</text:span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175cm" svg:height="0.635cm" svg:x="-3.175cm" svg:y="1.778cm">
          <text:p text:style-name="P18"><text:span text:style-name="T5">M</text:span><text:span text:style-name="T5">I</text:span><text:span text:style-name="T5">D</text:span><text:span text:style-name="T5">I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3.175cm" svg:height="0.635cm" svg:x="-3.175cm" svg:y="2.667cm">
          <text:p text:style-name="P18"><text:span text:style-name="T5">X</text:span><text:span text:style-name="T5">L</text:span><text:span text:style-name="T5">R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23" draw:layer="layout" svg:width="4.191cm" svg:height="1.778cm" draw:transform="rotate (1.5707963267949) translate (1cm 11.287cm)">
            <text:p text:style-name="P4"><text:span text:style-name="T1">T </text:span><text:span text:style-name="T1">re</text:span><text:span text:style-name="T1">x </text:span></text:p>
            <text:p text:style-name="P4"><text:span text:style-name="T1">po</text:span><text:span text:style-name="T1">w</text:span><text:span text:style-name="T1">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11.16cm)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10.652cm)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10.144cm)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9.636cm)">
            <text:p text:style-name="P6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9.128cm)">
            <text:p text:style-name="P6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8.62cm)">
            <text:p text:style-name="P6"><text:span text:style-name="T2">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8.112cm)">
            <text:p text:style-name="P6"><text:span text:style-name="T2">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7.604cm)">
            <text:p text:style-name="P6"><text:span text:style-name="T2">8</text:span>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5" draw:layer="layout" svg:width="2.413cm" svg:height="1.397cm" draw:transform="rotate (-1.5707963267949) translate (19.999cm 13.826cm)">
          <text:p text:style-name="P4"><text:span text:style-name="T1">connect0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381cm" svg:height="0.254cm" draw:transform="rotate (-1.5707963267949) translate (18.856cm 14.08cm)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381cm" svg:height="0.254cm" draw:transform="rotate (-1.5707963267949) translate (18.856cm 14.588cm)"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381cm" svg:height="0.254cm" draw:transform="rotate (-1.5707963267949) translate (18.856cm 15.096cm)"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381cm" svg:height="0.254cm" draw:transform="rotate (-1.5707963267949) translate (18.856cm 15.604cm)">
          <text:p text:style-name="P6"><text:span text:style-name="T2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10:21.657190142</meta:creation-date>
    <dc:date>2021-11-24T15:26:57.916376333</dc:date>
    <meta:editing-duration>PT23M49S</meta:editing-duration>
    <meta:editing-cycles>2</meta:editing-cycles>
    <meta:generator>LibreOffice/6.4.7.2$Linux_X86_64 LibreOffice_project/40$Build-2</meta:generator>
    <meta:document-statistic meta:object-count="57"/>
  </office:meta>
</office:document-meta>
</file>